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079" officeooo:paragraph-rsid="0002d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office:annotation loext:resolved="false"><dc:creator>Unknown Author</dc:creator><dc:date>2024-09-05T09:59:54.022000000</dc:date><text:p text:style-name="Comment">This is a comment!</text:p></office:annotation>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09:58:53.598000000</meta:creation-date>
    <meta:generator>LibreOfficeDev/25.2.0.0.alpha0$Windows_X86_64 LibreOffice_project/9626fe5447e0ce71e0d13a5cea5c323c77113304</meta:generator>
    <dc:date>2024-09-05T10:00:12.251000000</dc:date>
    <meta:editing-duration>PT1M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